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06c" officeooo:paragraph-rsid="0016006c"/>
    </style:style>
    <style:style style:name="P2" style:family="paragraph" style:parent-style-name="Standard">
      <style:text-properties officeooo:rsid="001703cb" officeooo:paragraph-rsid="001703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yes de la gestalt:</text:p>
      <text:p text:style-name="P1"/>
      <text:p text:style-name="P1"><text:tab/>HOME <text:tab/><text:tab/><text:tab/><text:tab/><text:tab/>DESPLEGABLE CON INDEX (al mismo link <text:tab/><text:tab/><text:tab/><text:tab/><text:tab/><text:tab/><text:tab/>que index)</text:p>
      <text:p text:style-name="P1"/>
      <text:p text:style-name="P1"/>
      <text:p text:style-name="P1">CAJITAS FLEX CON CADA LEY (titulo, descripcion breve y botoncito de ver mas, link a la misma página))</text:p>
      <text:p text:style-name="P1"/>
      <text:p text:style-name="P2">figure(imagenes)</text:p>
      <text:p text:style-name="P1"/>
      <text:p text:style-name="P2">adress(correo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09:37:20.670706056</meta:creation-date>
    <dc:date>2021-10-08T10:05:46.980936574</dc:date>
    <meta:editing-duration>PT8M5S</meta:editing-duration>
    <meta:editing-cycles>1</meta:editing-cycles>
    <meta:document-statistic meta:table-count="0" meta:image-count="0" meta:object-count="0" meta:page-count="1" meta:paragraph-count="5" meta:word-count="33" meta:character-count="216" meta:non-whitespace-character-count="175"/>
    <meta:generator>LibreOffice/6.4.6.2$Linux_X86_64 LibreOffice_project/40$Build-2</meta:generator>
  </office:meta>
</office:document-meta>
</file>